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TypeDeclarationImpl.equals( 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TypeDeclarationImpl.getModifi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TypeDeclarationImpl.getDoc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TypeDeclarationImpl.get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TypeDeclarationImpl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TypeDeclarationImpl.getSimp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ypeDeclarationImpl.AnnotationTypeDeclarationImpl( AnnotationTypeDeclarationImpl source , String annotationName , String interfaceQualif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ionTypeDeclarationImpl.getNested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TypeDeclarationImpl.get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TypeDeclarationImpl.getMemb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ypeDeclarationImpl.getQualifie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ypeDeclarationImpl.getSuper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TypeDeclarationImpl.get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TypeDeclarationImpl.getAnnotationInsta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TypeDeclarationImpl.AnnotationTypeDeclarationImpl( String annotationName , String interfaceQualifier , String packageName , AnnotationTypeElementDeclaration [ ] memb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nnotationTypeDeclarationImpl.getDeclaring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TypeDeclarationImpl.getIntermediat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ypeDeclarationImpl.getAnnotationMemb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ypeDeclarationImpl.hasModifier( Modifier mod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